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Tahoma" style:font-family-asian="Tahoma" style:font-family-complex="Tahoma" fo:background-color="transparent" fo:color="#000000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4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5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6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Tahoma" style:font-family-asian="Tahoma" style:font-family-complex="Tahoma" fo:background-color="transparent" fo:color="#00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Tahoma" style:font-family-asian="Tahoma" style:font-family-complex="Tahoma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Tahoma" style:font-family-asian="Tahoma" style:font-family-complex="Tahoma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Tahoma" style:font-family-asian="Tahoma" style:font-family-complex="Tahoma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Tahoma" style:font-family-asian="Tahoma" style:font-family-complex="Tahoma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Tahoma" style:font-family-asian="Tahoma" style:font-family-complex="Tahoma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Tahoma" style:font-family-asian="Tahoma" style:font-family-complex="Tahoma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0.50pt" fo:text-indent="-0.50pt">
        <style:tab-stops>
          <style:tab-stop style:position="481.45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0.50pt" fo:text-indent="-0.50pt">
        <style:tab-stops>
          <style:tab-stop style:position="112.90pt"/>
          <style:tab-stop style:position="-0.50pt"/>
        </style:tab-stops>
      </style:paragraph-properties>
    </style:style>
    <style:style style:name="P5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6.693750in"/>
    </style:style>
    <style:style style:name="Table01" style:family="table">
      <style:table-properties style:width="6.693750in" fo:margin-left="0.000000in" style:writing-mode="lr" table:align="left" style:may-break-between-rows="true"/>
    </style:style>
    <style:style style:name="TableRow0100" style:family="table-row">
      <style:table-row-properties style:min-row-height="0.275694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06944in" fo:padding-right="0.006944in" fo:vertical-align="top" fo:background-color="transparent"/>
    </style:style>
    <style:style style:name="TableColumn0200" style:family="table-column">
      <style:table-column-properties style:column-width="1.575000in"/>
    </style:style>
    <style:style style:name="TableColumn0201" style:family="table-column">
      <style:table-column-properties style:column-width="5.118750in"/>
    </style:style>
    <style:style style:name="Table02" style:family="table">
      <style:table-properties style:width="6.693750in" fo:margin-left="0.000000in" style:writing-mode="lr" table:align="left" style:may-break-between-rows="true"/>
    </style:style>
    <style:style style:name="TableRow0200" style:family="table-row">
      <style:table-row-properties style:min-row-height="0.472222in"/>
    </style:style>
    <style:style style:name="TableCell02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02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0300" style:family="table-column">
      <style:table-column-properties style:column-width="1.575000in"/>
    </style:style>
    <style:style style:name="TableColumn0301" style:family="table-column">
      <style:table-column-properties style:column-width="5.118750in"/>
    </style:style>
    <style:style style:name="Table03" style:family="table">
      <style:table-properties style:width="6.693750in" fo:margin-left="0.000000in" style:writing-mode="lr" table:align="left" style:may-break-between-rows="true"/>
    </style:style>
    <style:style style:name="TableRow0300" style:family="table-row">
      <style:table-row-properties style:min-row-height="0.472222in"/>
    </style:style>
    <style:style style:name="TableCell03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03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0400" style:family="table-column">
      <style:table-column-properties style:column-width="1.575000in"/>
    </style:style>
    <style:style style:name="TableColumn0401" style:family="table-column">
      <style:table-column-properties style:column-width="5.118750in"/>
    </style:style>
    <style:style style:name="Table04" style:family="table">
      <style:table-properties style:width="6.693750in" fo:margin-left="0.000000in" style:writing-mode="lr" table:align="left" style:may-break-between-rows="true"/>
    </style:style>
    <style:style style:name="TableRow0400" style:family="table-row">
      <style:table-row-properties style:min-row-height="0.472222in"/>
    </style:style>
    <style:style style:name="TableCell04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04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0500" style:family="table-column">
      <style:table-column-properties style:column-width="6.693750in"/>
    </style:style>
    <style:style style:name="Table05" style:family="table">
      <style:table-properties style:width="6.693750in" fo:margin-left="0.000000in" style:writing-mode="lr" table:align="left" style:may-break-between-rows="true"/>
    </style:style>
    <style:style style:name="TableRow0500" style:family="table-row">
      <style:table-row-properties style:min-row-height="0.275694in"/>
    </style:style>
    <style:style style:name="TableCell050000" style:family="table-cell">
      <style:table-cell-properties fo:border-top="0.013889in solid #000000" fo:border-left="0.013889in solid #000000" fo:border-right="0.013889in solid #000000" fo:border-bottom="0.013889in solid #000000" fo:padding-left="0.006944in" fo:padding-right="0.006944in" fo:vertical-align="top" fo:background-color="transparent"/>
    </style:style>
    <style:style style:name="TableColumn0600" style:family="table-column">
      <style:table-column-properties style:column-width="1.575000in"/>
    </style:style>
    <style:style style:name="TableColumn0601" style:family="table-column">
      <style:table-column-properties style:column-width="5.118750in"/>
    </style:style>
    <style:style style:name="Table06" style:family="table">
      <style:table-properties style:width="6.693750in" fo:margin-left="0.000000in" style:writing-mode="lr" table:align="left" style:may-break-between-rows="true"/>
    </style:style>
    <style:style style:name="TableRow0600" style:family="table-row">
      <style:table-row-properties style:min-row-height="0.393750in"/>
    </style:style>
    <style:style style:name="TableCell06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06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0700" style:family="table-column">
      <style:table-column-properties style:column-width="1.575000in"/>
    </style:style>
    <style:style style:name="TableColumn0701" style:family="table-column">
      <style:table-column-properties style:column-width="5.118750in"/>
    </style:style>
    <style:style style:name="Table07" style:family="table">
      <style:table-properties style:width="6.693750in" fo:margin-left="0.000000in" style:writing-mode="lr" table:align="left" style:may-break-between-rows="true"/>
    </style:style>
    <style:style style:name="TableRow0700" style:family="table-row">
      <style:table-row-properties style:min-row-height="0.393750in"/>
    </style:style>
    <style:style style:name="TableCell07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07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0800" style:family="table-column">
      <style:table-column-properties style:column-width="6.693750in"/>
    </style:style>
    <style:style style:name="Table08" style:family="table">
      <style:table-properties style:width="6.693750in" fo:margin-left="0.000000in" style:writing-mode="lr" table:align="left" style:may-break-between-rows="true"/>
    </style:style>
    <style:style style:name="TableRow0800" style:family="table-row">
      <style:table-row-properties style:min-row-height="0.275694in"/>
    </style:style>
    <style:style style:name="TableCell080000" style:family="table-cell">
      <style:table-cell-properties fo:border-top="0.013889in solid #000000" fo:border-left="0.013889in solid #000000" fo:border-right="0.013889in solid #000000" fo:border-bottom="0.013889in solid #000000" fo:padding-left="0.006944in" fo:padding-right="0.006944in" fo:vertical-align="top" fo:background-color="transparent"/>
    </style:style>
    <style:style style:name="TableColumn0900" style:family="table-column">
      <style:table-column-properties style:column-width="1.575000in"/>
    </style:style>
    <style:style style:name="TableColumn0901" style:family="table-column">
      <style:table-column-properties style:column-width="5.118750in"/>
    </style:style>
    <style:style style:name="Table09" style:family="table">
      <style:table-properties style:width="6.693750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09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1000" style:family="table-column">
      <style:table-column-properties style:column-width="1.575000in"/>
    </style:style>
    <style:style style:name="TableColumn1001" style:family="table-column">
      <style:table-column-properties style:column-width="5.118750in"/>
    </style:style>
    <style:style style:name="Table10" style:family="table">
      <style:table-properties style:width="6.693750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10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1100" style:family="table-column">
      <style:table-column-properties style:column-width="6.693750in"/>
    </style:style>
    <style:style style:name="Table11" style:family="table">
      <style:table-properties style:width="6.693750in" fo:margin-left="0.000000in" style:writing-mode="lr" table:align="left" style:may-break-between-rows="true"/>
    </style:style>
    <style:style style:name="TableRow1100" style:family="table-row">
      <style:table-row-properties style:min-row-height="0.275694in"/>
    </style:style>
    <style:style style:name="TableCell110000" style:family="table-cell">
      <style:table-cell-properties fo:border-top="0.013889in solid #000000" fo:border-left="0.013889in solid #000000" fo:border-right="0.013889in solid #000000" fo:border-bottom="0.013889in solid #000000" fo:padding-left="0.006944in" fo:padding-right="0.006944in" fo:vertical-align="top" fo:background-color="transparent"/>
    </style:style>
    <style:style style:name="TableColumn1200" style:family="table-column">
      <style:table-column-properties style:column-width="1.575000in"/>
    </style:style>
    <style:style style:name="TableColumn1201" style:family="table-column">
      <style:table-column-properties style:column-width="5.118750in"/>
    </style:style>
    <style:style style:name="Table12" style:family="table">
      <style:table-properties style:width="6.693750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12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olumn1300" style:family="table-column">
      <style:table-column-properties style:column-width="1.575000in"/>
    </style:style>
    <style:style style:name="TableColumn1301" style:family="table-column">
      <style:table-column-properties style:column-width="5.118750in"/>
    </style:style>
    <style:style style:name="Table13" style:family="table">
      <style:table-properties style:width="6.693750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  <style:style style:name="TableCell130001" style:family="table-cell">
      <style:table-cell-properties fo:border-top="0.000000in solid #836967" fo:border-left="0.000000in solid #836967" fo:border-right="0.000000in solid #836967" fo:border-bottom="0.000000in solid #836967" fo:padding-left="0.006944in" fo:padding-right="0.006944in" fo:vertical-align="top" fo:background-color="transparent"/>
    </style:style>
  </office:automatic-styles>
  <office:body>
    <office:text>
      <text:p text:style-name="P1"><text:span text:style-name="T1">Émilie Poulain</text:span><text:span text:style-name="T2"><text:line-break/></text:span></text:p>
      <text:p text:style-name="P1"><text:span text:style-name="T3">Votre adresse complète</text:span></text:p>
      <text:p text:style-name="P1"><text:span text:style-name="T3">Tél : 06.00.00.00.00<text:s/></text:span><text:span text:style-name="T4">–</text:span><text:span text:style-name="T5">Gsm : 06 00 00 00 71 - Email : adresse@email.zz</text:span></text:p>
      <text:p text:style-name="P1"><text:span text:style-name="T6">Age, marié</text:span><text:span text:style-name="T7"><text:line-break/></text:span></text:p>
      <text:p text:style-name="P1"><text:span text:style-name="T8">TITRE DE VOTRE CV - POSTE SOUHAITE</text:span><text:span text:style-name="T9"><text:line-break/><text:line-break/>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11">EXPERIENCE PROFESSIONNELLE</text:span><text:span text:style-name="T12"/></text:p>
          </table:table-cell>
        </table:table-row>
      </table:table>
      <text:p text:style-name="P5"><text:span text:style-name="T12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7"><text:span text:style-name="T13">Mois AA - Mois AA</text:span><text:span text:style-name="T14"/></text:p>
          </table:table-cell>
          <table:table-cell table:style-name="TableCell020001">
            <text:p text:style-name="P7"><text:span text:style-name="T15">Nom de l'Entreprise - Titre du poste occupé<text:line-break/>- Description brève d'un point clé<text:line-break/>- Responsabilité, tâche, réalisation...<text:line-break/>- Autre responsabilité, autre tâche, autre réalisation...</text:span><text:span text:style-name="T16"/></text:p>
          </table:table-cell>
        </table:table-row>
      </table:table>
      <text:p text:style-name="P9"><text:span text:style-name="T16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1"><text:span text:style-name="T17">Mois AA - Mois AA</text:span><text:span text:style-name="T18"/></text:p>
          </table:table-cell>
          <table:table-cell table:style-name="TableCell030001">
            <text:p text:style-name="P11"><text:span text:style-name="T19">Nom de l'Entreprise - Titre du poste occupé<text:line-break/>- Description brève d'un point clé<text:line-break/>- Responsabilité, tâche, réalisation...<text:line-break/>- Autre responsabilité, autre tâche, autre réalisation...</text:span><text:span text:style-name="T20"/></text:p>
          </table:table-cell>
        </table:table-row>
      </table:table>
      <text:p text:style-name="P13"><text:span text:style-name="T20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5"><text:span text:style-name="T21">Mois AA - Mois AA</text:span><text:span text:style-name="T22"/></text:p>
          </table:table-cell>
          <table:table-cell table:style-name="TableCell040001">
            <text:p text:style-name="P15"><text:span text:style-name="T23">Nom de l'Entreprise - Titre du poste occupé<text:line-break/>- Description brève d'un point clé<text:line-break/>- Responsabilité, tâche, réalisation...<text:line-break/>- Autre responsabilité, autre tâche, autre réalisation...</text:span><text:span text:style-name="T24"/></text:p>
          </table:table-cell>
        </table:table-row>
      </table:table>
      <text:p text:style-name="P17"><text:span text:style-name="T24"/></text:p>
      <text:p text:style-name="P17"><text:span text:style-name="T24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19"><text:span text:style-name="T25">FORMATION</text:span><text:span text:style-name="T26"/></text:p>
          </table:table-cell>
        </table:table-row>
      </table:table>
      <text:p text:style-name="P21"><text:span text:style-name="T26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23"><text:span text:style-name="T27">Début - Fin</text:span><text:span text:style-name="T28"/></text:p>
          </table:table-cell>
          <table:table-cell table:style-name="TableCell060001">
            <text:p text:style-name="P23"><text:span text:style-name="T29">Titre de votre Formation - Ecole / Université<text:line-break/>- Spécialisation éventuelle choisie</text:span><text:span text:style-name="T30"/></text:p>
          </table:table-cell>
        </table:table-row>
      </table:table>
      <text:p text:style-name="P25"><text:span text:style-name="T30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27"><text:span text:style-name="T31">Début - Fin</text:span><text:span text:style-name="T32"/></text:p>
          </table:table-cell>
          <table:table-cell table:style-name="TableCell070001">
            <text:p text:style-name="P27"><text:span text:style-name="T33">Titre de votre Formation - Ecole / Université<text:line-break/>- Spécialisation éventuelle choisie</text:span><text:span text:style-name="T34"/></text:p>
          </table:table-cell>
        </table:table-row>
      </table:table>
      <text:p text:style-name="P29"><text:span text:style-name="T34"/></text:p>
      <text:p text:style-name="P29"><text:span text:style-name="T34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1"><text:span text:style-name="T35">LANGUES ET INFORMATIQUE</text:span><text:span text:style-name="T36"/></text:p>
          </table:table-cell>
        </table:table-row>
      </table:table>
      <text:p text:style-name="P33"><text:span text:style-name="T36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35"><text:span text:style-name="T37">Anglais</text:span><text:span text:style-name="T38"/></text:p>
          </table:table-cell>
          <table:table-cell table:style-name="TableCell090001">
            <text:p text:style-name="P35"><text:span text:style-name="T39">Courant (TOEIC : 805)</text:span><text:span text:style-name="T40"/></text:p>
          </table:table-cell>
        </table:table-row>
      </table:table>
      <text:p text:style-name="P37"><text:span text:style-name="T40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39"><text:span text:style-name="T41">Informatique</text:span><text:span text:style-name="T42"/></text:p>
          </table:table-cell>
          <table:table-cell table:style-name="TableCell100001">
            <text:p text:style-name="P39"><text:span text:style-name="T43">Word, Excel, Internet, Access, PowerPoint</text:span><text:span text:style-name="T44"/></text:p>
          </table:table-cell>
        </table:table-row>
      </table:table>
      <text:p text:style-name="P41"><text:span text:style-name="T44"/></text:p>
      <text:p text:style-name="P41"><text:span text:style-name="T44"/></text:p>
      <table:table table:style-name="Table11">
        <table:table-column table:style-name="TableColumn1100"/>
        <table:table-row table:style-name="TableRow1100">
          <table:table-cell table:style-name="TableCell110000">
            <text:p text:style-name="P43"><text:span text:style-name="T45">CENTRES D'INTERET</text:span><text:span text:style-name="T46"/></text:p>
          </table:table-cell>
        </table:table-row>
      </table:table>
      <text:p text:style-name="P45"><text:span text:style-name="T46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47"><text:span text:style-name="T47">Association</text:span><text:span text:style-name="T48"/></text:p>
          </table:table-cell>
          <table:table-cell table:style-name="TableCell120001">
            <text:p text:style-name="P47"><text:span text:style-name="T49">Description de votre activité associative / culturelle</text:span><text:span text:style-name="T50"/></text:p>
          </table:table-cell>
        </table:table-row>
      </table:table>
      <text:p text:style-name="P49"><text:span text:style-name="T50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51"><text:span text:style-name="T51">Sport</text:span><text:span text:style-name="T52"/></text:p>
          </table:table-cell>
          <table:table-cell table:style-name="TableCell130001">
            <text:p text:style-name="P51"><text:span text:style-name="T53">Description du sport pratiqué, niveau</text:span><text:span text:style-name="T54"/></text:p>
          </table:table-cell>
        </table:table-row>
      </table:table>
      <text:p text:style-name="P53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